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2cm" svg:stroke-color="#c0c0c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svg:stroke-color="#008000" draw:textarea-horizontal-align="center" draw:textarea-vertical-align="middle"/>
    </style:style>
    <style:style style:name="gr7" style:family="graphic" style:parent-style-name="standard">
      <style:graphic-properties draw:stroke="solid" draw:stroke-dash="Fine_20_Dotted" svg:stroke-color="#008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8pt"/>
    </style:style>
    <style:style style:name="P5" style:family="paragraph">
      <style:paragraph-properties fo:text-align="center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5.5cm" svg:height="1.5cm" svg:x="2cm" svg:y="8.5cm">
          <text:p text:style-name="P1"><text:span text:style-name="T1">WB_BUS</text:span></text:p>
        </draw:rect>
        <draw:rect draw:style-name="gr1" draw:text-style-name="P2" draw:layer="layout" svg:width="2.5cm" svg:height="1cm" svg:x="2cm" svg:y="4cm">
          <text:p text:style-name="P1"><text:span text:style-name="T1">SYS_CON</text:span></text:p>
        </draw:rect>
        <draw:rect draw:style-name="gr1" draw:text-style-name="P2" draw:layer="layout" svg:width="2.5cm" svg:height="1cm" svg:x="2.5cm" svg:y="13.5cm">
          <text:p text:style-name="P1"><text:span text:style-name="T1">WB_M1</text:span></text:p>
        </draw:rect>
        <draw:rect draw:style-name="gr1" draw:text-style-name="P2" draw:layer="layout" svg:width="2.5cm" svg:height="1cm" svg:x="7cm" svg:y="13.5cm">
          <text:p text:style-name="P1"><text:span text:style-name="T1">WB_M2</text:span></text:p>
        </draw:rect>
        <draw:rect draw:style-name="gr1" draw:text-style-name="P2" draw:layer="layout" svg:width="2.5cm" svg:height="1cm" svg:x="11.5cm" svg:y="4cm">
          <text:p text:style-name="P1"><text:span text:style-name="T1">WB_S1</text:span></text:p>
        </draw:rect>
        <draw:rect draw:style-name="gr1" draw:text-style-name="P2" draw:layer="layout" svg:width="2.5cm" svg:height="1cm" svg:x="14.5cm" svg:y="13.5cm">
          <text:p text:style-name="P1"><text:span text:style-name="T1">WB_S4</text:span></text:p>
        </draw:rect>
        <draw:rect draw:style-name="gr1" draw:text-style-name="P2" draw:layer="layout" svg:width="2.5cm" svg:height="1cm" svg:x="14.5cm" svg:y="4cm">
          <text:p text:style-name="P1"><text:span text:style-name="T1">WB_S3</text:span></text:p>
        </draw:rect>
        <draw:rect draw:style-name="gr1" draw:text-style-name="P2" draw:layer="layout" svg:width="2.5cm" svg:height="1cm" svg:x="11cm" svg:y="13.5cm">
          <text:p text:style-name="P1"><text:span text:style-name="T1">WB_S2</text:span></text:p>
        </draw:rect>
        <draw:frame draw:style-name="gr2" draw:text-style-name="P4" draw:layer="layout" svg:width="1.12cm" svg:height="0.569cm" draw:transform="rotate (-1.57079632679579) translate (3cm 5.85cm)">
          <draw:text-box>
            <text:p text:style-name="P3"><text:span text:style-name="T1">rst_s</text:span></text:p>
          </draw:text-box>
        </draw:frame>
        <draw:line draw:style-name="gr3" draw:text-style-name="P5" draw:layer="layout" svg:x1="2.5cm" svg:y1="5cm" svg:x2="2.5cm" svg:y2="8.5cm">
          <text:p text:style-name="P3"/>
        </draw:line>
        <draw:line draw:style-name="gr3" draw:text-style-name="P5" draw:layer="layout" svg:x1="3.5cm" svg:y1="5cm" svg:x2="3.5cm" svg:y2="8.5cm">
          <text:p text:style-name="P3"/>
        </draw:line>
        <draw:frame draw:style-name="gr2" draw:text-style-name="P4" draw:layer="layout" svg:width="1.154cm" svg:height="0.569cm" draw:transform="rotate (-1.57079632679579) translate (4cm 5.833cm)">
          <draw:text-box>
            <text:p text:style-name="P3"><text:span text:style-name="T1">clk_s</text:span></text:p>
          </draw:text-box>
        </draw:frame>
        <draw:line draw:style-name="gr4" draw:text-style-name="P5" draw:layer="layout" svg:x1="3.5cm" svg:y1="10cm" svg:x2="3.5cm" svg:y2="13.5cm">
          <text:p text:style-name="P3"/>
        </draw:line>
        <draw:frame draw:style-name="gr2" draw:text-style-name="P4" draw:layer="layout" svg:width="1.569cm" svg:height="0.569cm" draw:transform="rotate (-1.57079632679579) translate (4.069cm 10.88cm)">
          <draw:text-box>
            <text:p text:style-name="P3"><text:span text:style-name="T1">wbmb_1</text:span></text:p>
          </draw:text-box>
        </draw:frame>
        <draw:line draw:style-name="gr4" draw:text-style-name="P5" draw:layer="layout" svg:x1="7.5cm" svg:y1="10cm" svg:x2="7.5cm" svg:y2="13.5cm">
          <text:p text:style-name="P3"/>
        </draw:line>
        <draw:frame draw:style-name="gr2" draw:text-style-name="P4" draw:layer="layout" svg:width="1.569cm" svg:height="0.569cm" draw:transform="rotate (-1.57079632679579) translate (8cm 10.88cm)">
          <draw:text-box>
            <text:p text:style-name="P3"><text:span text:style-name="T1">wbmb_2</text:span></text:p>
          </draw:text-box>
        </draw:frame>
        <draw:line draw:style-name="gr4" draw:text-style-name="P5" draw:layer="layout" svg:x1="12.5cm" svg:y1="5cm" svg:x2="12.5cm" svg:y2="8.5cm">
          <text:p text:style-name="P3"/>
        </draw:line>
        <draw:frame draw:style-name="gr2" draw:text-style-name="P4" draw:layer="layout" svg:width="1.471cm" svg:height="0.569cm" draw:transform="rotate (-1.57079632679579) translate (13.069cm 6.049cm)">
          <draw:text-box>
            <text:p text:style-name="P3"><text:span text:style-name="T1">wbsb_1</text:span></text:p>
          </draw:text-box>
        </draw:frame>
        <draw:line draw:style-name="gr4" draw:text-style-name="P5" draw:layer="layout" svg:x1="12.5cm" svg:y1="10cm" svg:x2="12.5cm" svg:y2="13.5cm">
          <text:p text:style-name="P3"/>
        </draw:line>
        <draw:line draw:style-name="gr4" draw:text-style-name="P5" draw:layer="layout" svg:x1="15.5cm" svg:y1="5cm" svg:x2="15.5cm" svg:y2="8.5cm">
          <text:p text:style-name="P3"/>
        </draw:line>
        <draw:line draw:style-name="gr4" draw:text-style-name="P5" draw:layer="layout" svg:x1="15.5cm" svg:y1="10cm" svg:x2="15.5cm" svg:y2="13.5cm">
          <text:p text:style-name="P3"/>
        </draw:line>
        <draw:frame draw:style-name="gr2" draw:text-style-name="P4" draw:layer="layout" svg:width="1.471cm" svg:height="0.569cm" draw:transform="rotate (-1.57079632679579) translate (13.069cm 11cm)">
          <draw:text-box>
            <text:p text:style-name="P3"><text:span text:style-name="T1">wbsb_2</text:span></text:p>
          </draw:text-box>
        </draw:frame>
        <draw:frame draw:style-name="gr2" draw:text-style-name="P4" draw:layer="layout" svg:width="1.471cm" svg:height="0.569cm" draw:transform="rotate (-1.57079632679579) translate (16cm 6cm)">
          <draw:text-box>
            <text:p text:style-name="P3"><text:span text:style-name="T1">wbsb_3</text:span></text:p>
          </draw:text-box>
        </draw:frame>
        <draw:frame draw:style-name="gr2" draw:text-style-name="P4" draw:layer="layout" svg:width="1.471cm" svg:height="0.569cm" draw:transform="rotate (-1.57079632679579) translate (16.069cm 11cm)">
          <draw:text-box>
            <text:p text:style-name="P3"><text:span text:style-name="T1">wbsb_4</text:span></text:p>
          </draw:text-box>
        </draw:frame>
      </draw:page>
      <draw:page draw:name="page2" draw:style-name="dp1" draw:master-page-name="Default">
        <office:forms form:automatic-focus="false" form:apply-design-mode="false"/>
        <draw:rect draw:style-name="gr1" draw:text-style-name="P2" draw:layer="layout" svg:width="2.5cm" svg:height="1cm" svg:x="6cm" svg:y="4.5cm">
          <text:p text:style-name="P1"><text:span text:style-name="T1">SYS_CON</text:span></text:p>
        </draw:rect>
        <draw:rect draw:style-name="gr1" draw:text-style-name="P2" draw:layer="layout" svg:width="2.5cm" svg:height="1.5cm" svg:x="9.5cm" svg:y="11.5cm">
          <text:p text:style-name="P1"><text:span text:style-name="T1">WB_M1</text:span></text:p>
        </draw:rect>
        <draw:frame draw:style-name="gr2" draw:text-style-name="P4" draw:layer="layout" svg:width="1.12cm" svg:height="0.569cm" draw:transform="rotate (-1.57079632679579) translate (7.069cm 5.88cm)">
          <draw:text-box>
            <text:p text:style-name="P3"><text:span text:style-name="T1">rst_s</text:span></text:p>
          </draw:text-box>
        </draw:frame>
        <draw:line draw:style-name="gr5" draw:text-style-name="P5" draw:layer="layout" svg:x1="6.5cm" svg:y1="5.5cm" svg:x2="6.5cm" svg:y2="12.5cm">
          <text:p text:style-name="P3"/>
        </draw:line>
        <draw:line draw:style-name="gr5" draw:text-style-name="P5" draw:layer="layout" svg:x1="7.5cm" svg:y1="5.5cm" svg:x2="7.5cm" svg:y2="12cm">
          <text:p text:style-name="P3"/>
        </draw:line>
        <draw:frame draw:style-name="gr2" draw:text-style-name="P4" draw:layer="layout" svg:width="1.154cm" svg:height="0.569cm" draw:transform="rotate (-1.57079632679579) translate (8cm 5.846cm)">
          <draw:text-box>
            <text:p text:style-name="P3"><text:span text:style-name="T1">clk_s</text:span></text:p>
          </draw:text-box>
        </draw:frame>
        <draw:line draw:style-name="gr4" draw:text-style-name="P5" draw:layer="layout" svg:x1="10.5cm" svg:y1="8cm" svg:x2="10.5cm" svg:y2="11.5cm">
          <text:p text:style-name="P3"/>
        </draw:line>
        <draw:frame draw:style-name="gr2" draw:text-style-name="P4" draw:layer="layout" svg:width="1.569cm" svg:height="0.569cm" draw:transform="rotate (-1.57079632679579) translate (11.069cm 8.88cm)">
          <draw:text-box>
            <text:p text:style-name="P3"><text:span text:style-name="T1">wbmb_1</text:span></text:p>
          </draw:text-box>
        </draw:frame>
        <draw:rect draw:style-name="gr1" draw:text-style-name="P2" draw:layer="layout" svg:width="2.5cm" svg:height="1.5cm" svg:x="9.5cm" svg:y="6.5cm">
          <text:p text:style-name="P1"><text:span text:style-name="T1">WB_S1</text:span></text:p>
        </draw:rect>
        <draw:line draw:style-name="gr3" draw:text-style-name="P5" draw:layer="layout" svg:x1="6.5cm" svg:y1="12.5cm" svg:x2="9.5cm" svg:y2="12.5cm">
          <text:p text:style-name="P3"/>
        </draw:line>
        <draw:line draw:style-name="gr3" draw:text-style-name="P5" draw:layer="layout" svg:x1="7.5cm" svg:y1="12cm" svg:x2="9.5cm" svg:y2="12cm">
          <text:p text:style-name="P3"/>
        </draw:line>
        <draw:line draw:style-name="gr3" draw:text-style-name="P5" draw:layer="layout" svg:x1="7.5cm" svg:y1="7cm" svg:x2="9.5cm" svg:y2="7cm">
          <text:p text:style-name="P3"/>
        </draw:line>
        <draw:line draw:style-name="gr3" draw:text-style-name="P5" draw:layer="layout" svg:x1="6.5cm" svg:y1="7.5cm" svg:x2="9.5cm" svg:y2="7.5cm">
          <text:p text:style-name="P3"/>
        </draw:line>
        <draw:line draw:style-name="gr6" draw:text-style-name="P5" draw:layer="layout" svg:x1="10cm" svg:y1="13cm" svg:x2="10cm" svg:y2="14cm">
          <text:p text:style-name="P3"/>
        </draw:line>
        <draw:line draw:style-name="gr6" draw:text-style-name="P5" draw:layer="layout" svg:x1="5cm" svg:y1="14cm" svg:x2="10cm" svg:y2="14cm">
          <text:p text:style-name="P3"/>
        </draw:line>
        <draw:line draw:style-name="gr6" draw:text-style-name="P5" draw:layer="layout" svg:x1="5cm" svg:y1="5cm" svg:x2="5cm" svg:y2="14cm">
          <text:p text:style-name="P3"/>
        </draw:line>
        <draw:line draw:style-name="gr7" draw:text-style-name="P5" draw:layer="layout" svg:x1="5cm" svg:y1="5cm" svg:x2="6cm" svg:y2="5cm">
          <text:p text:style-name="P3"/>
        </draw:line>
        <draw:frame draw:style-name="gr8" draw:text-style-name="P6" draw:layer="layout" svg:width="2.801cm" svg:height="0.569cm" svg:x="6cm" svg:y="13.5cm">
          <draw:text-box>
            <text:p text:style-name="P3"><text:span text:style-name="T2">rst_sys &amp; clk_st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2-04T18:54:41</meta:creation-date>
    <dc:creator>andrew m</dc:creator>
    <dc:date>2008-02-06T16:28:40</dc:date>
    <meta:print-date>2008-02-05T18:57:06</meta:print-date>
    <meta:editing-cycles>11</meta:editing-cycles>
    <meta:editing-duration>PT4H15M15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